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d0a" officeooo:paragraph-rsid="000ead0a"/>
    </style:style>
    <style:style style:name="P2" style:family="paragraph" style:parent-style-name="Standard">
      <style:text-properties officeooo:rsid="000ead0a" officeooo:paragraph-rsid="001998aa"/>
    </style:style>
    <style:style style:name="P3" style:family="paragraph" style:parent-style-name="Standard">
      <style:text-properties officeooo:rsid="000ead0a" officeooo:paragraph-rsid="0025fe9c"/>
    </style:style>
    <style:style style:name="P4" style:family="paragraph" style:parent-style-name="Standard">
      <style:text-properties officeooo:rsid="000ead0a" officeooo:paragraph-rsid="0032f5ee"/>
    </style:style>
    <style:style style:name="P5" style:family="paragraph" style:parent-style-name="Standard">
      <style:paragraph-properties fo:text-align="center" style:justify-single-word="false"/>
      <style:text-properties officeooo:rsid="00105220" officeooo:paragraph-rsid="00105220"/>
    </style:style>
    <style:style style:name="P6" style:family="paragraph" style:parent-style-name="Standard">
      <style:text-properties officeooo:rsid="00105220" officeooo:paragraph-rsid="001bb0b9"/>
    </style:style>
    <style:style style:name="P7" style:family="paragraph" style:parent-style-name="Standard">
      <style:paragraph-properties fo:text-align="center" style:justify-single-word="false"/>
      <style:text-properties fo:font-weight="bold" officeooo:rsid="00105220" officeooo:paragraph-rsid="00105220" style:font-weight-asian="bold" style:font-weight-complex="bold"/>
    </style:style>
    <style:style style:name="P8" style:family="paragraph" style:parent-style-name="Standard">
      <style:text-properties fo:font-weight="bold" officeooo:rsid="0027e02f" officeooo:paragraph-rsid="0027e02f" style:font-weight-asian="bold" style:font-weight-complex="bold"/>
    </style:style>
    <style:style style:name="P9" style:family="paragraph" style:parent-style-name="Standard">
      <style:text-properties fo:font-weight="bold" officeooo:rsid="001bb0b9" officeooo:paragraph-rsid="001bb0b9" style:font-weight-asian="bold" style:font-weight-complex="bold"/>
    </style:style>
    <style:style style:name="P10" style:family="paragraph" style:parent-style-name="Standard">
      <style:text-properties fo:font-weight="bold" officeooo:rsid="0022aaee" officeooo:paragraph-rsid="0022aaee" style:font-weight-asian="bold" style:font-weight-complex="bold"/>
    </style:style>
    <style:style style:name="P11" style:family="paragraph" style:parent-style-name="Standard">
      <style:text-properties fo:font-weight="bold" officeooo:rsid="0035a409" officeooo:paragraph-rsid="0035a409" style:font-weight-asian="bold" style:font-weight-complex="bold"/>
    </style:style>
    <style:style style:name="P12" style:family="paragraph" style:parent-style-name="Standard">
      <style:text-properties officeooo:rsid="001998aa" officeooo:paragraph-rsid="0025fe9c"/>
    </style:style>
    <style:style style:name="P13" style:family="paragraph" style:parent-style-name="Standard">
      <style:text-properties officeooo:rsid="001a0b55" officeooo:paragraph-rsid="001a0b55"/>
    </style:style>
    <style:style style:name="P14" style:family="paragraph" style:parent-style-name="Standard">
      <style:text-properties officeooo:rsid="001a0b55" officeooo:paragraph-rsid="0023f4be"/>
    </style:style>
    <style:style style:name="P15" style:family="paragraph" style:parent-style-name="Standard">
      <style:text-properties officeooo:rsid="001a0b55" officeooo:paragraph-rsid="003b626d"/>
    </style:style>
    <style:style style:name="P16" style:family="paragraph" style:parent-style-name="Standard">
      <style:text-properties officeooo:rsid="001bb0b9" officeooo:paragraph-rsid="0023f4be"/>
    </style:style>
    <style:style style:name="P17" style:family="paragraph" style:parent-style-name="Standard">
      <style:text-properties officeooo:rsid="001bb0b9" officeooo:paragraph-rsid="0035a409"/>
    </style:style>
    <style:style style:name="P18" style:family="paragraph" style:parent-style-name="Standard">
      <style:text-properties officeooo:rsid="001c012c" officeooo:paragraph-rsid="001c012c"/>
    </style:style>
    <style:style style:name="P19" style:family="paragraph" style:parent-style-name="Standard">
      <style:text-properties officeooo:rsid="001d7ae6" officeooo:paragraph-rsid="001d7ae6"/>
    </style:style>
    <style:style style:name="P20" style:family="paragraph" style:parent-style-name="Standard">
      <style:text-properties officeooo:rsid="0021da0a" officeooo:paragraph-rsid="0021da0a"/>
    </style:style>
    <style:style style:name="P21" style:family="paragraph" style:parent-style-name="Standard">
      <style:text-properties officeooo:rsid="0022aaee" officeooo:paragraph-rsid="0035a409"/>
    </style:style>
    <style:style style:name="P22" style:family="paragraph" style:parent-style-name="Standard">
      <style:text-properties officeooo:rsid="0022aaee" officeooo:paragraph-rsid="0039845e"/>
    </style:style>
    <style:style style:name="P23" style:family="paragraph" style:parent-style-name="Standard">
      <style:text-properties officeooo:rsid="0023f4be" officeooo:paragraph-rsid="0023f4be"/>
    </style:style>
    <style:style style:name="P24" style:family="paragraph" style:parent-style-name="Standard">
      <style:text-properties officeooo:rsid="0023f4be" officeooo:paragraph-rsid="003b626d"/>
    </style:style>
    <style:style style:name="P25" style:family="paragraph" style:parent-style-name="Standard">
      <style:text-properties officeooo:rsid="00291c97" officeooo:paragraph-rsid="00291c97"/>
    </style:style>
    <style:style style:name="P26" style:family="paragraph" style:parent-style-name="Standard">
      <style:text-properties fo:font-weight="normal" officeooo:rsid="003542f1" officeooo:paragraph-rsid="003542f1" style:font-weight-asian="normal" style:font-weight-complex="normal"/>
    </style:style>
    <style:style style:name="P27" style:family="paragraph" style:parent-style-name="Standard">
      <style:text-properties fo:font-weight="normal" officeooo:rsid="0035a409" officeooo:paragraph-rsid="0035a409" style:font-weight-asian="normal" style:font-weight-complex="normal"/>
    </style:style>
    <style:style style:name="P28" style:family="paragraph" style:parent-style-name="Standard">
      <style:text-properties fo:font-weight="normal" officeooo:rsid="00378bc5" officeooo:paragraph-rsid="00378bc5" style:font-weight-asian="normal" style:font-weight-complex="normal"/>
    </style:style>
    <style:style style:name="P29" style:family="paragraph" style:parent-style-name="Standard">
      <style:text-properties officeooo:rsid="00131595" officeooo:paragraph-rsid="0034f1c3"/>
    </style:style>
    <style:style style:name="P30" style:family="paragraph" style:parent-style-name="Standard">
      <style:text-properties officeooo:rsid="0034f1c3" officeooo:paragraph-rsid="0034f1c3"/>
    </style:style>
    <style:style style:name="P31" style:family="paragraph" style:parent-style-name="Standard">
      <style:text-properties officeooo:rsid="003542f1" officeooo:paragraph-rsid="003542f1"/>
    </style:style>
    <style:style style:name="P32" style:family="paragraph" style:parent-style-name="Standard">
      <style:text-properties officeooo:rsid="00359b75" officeooo:paragraph-rsid="00359b75"/>
    </style:style>
    <style:style style:name="P33" style:family="paragraph" style:parent-style-name="Standard">
      <style:text-properties officeooo:rsid="00363851" officeooo:paragraph-rsid="00363851"/>
    </style:style>
    <style:style style:name="P34" style:family="paragraph" style:parent-style-name="Standard">
      <style:text-properties officeooo:rsid="001c012c" officeooo:paragraph-rsid="001c012c"/>
    </style:style>
    <style:style style:name="P35" style:family="paragraph" style:parent-style-name="Standard">
      <style:text-properties officeooo:rsid="00411b57" officeooo:paragraph-rsid="00411b57"/>
    </style:style>
    <style:style style:name="P36" style:family="paragraph" style:parent-style-name="Standard">
      <style:text-properties fo:color="#ff0000" officeooo:rsid="00411b57" officeooo:paragraph-rsid="00411b57"/>
    </style:style>
    <style:style style:name="P37" style:family="paragraph" style:parent-style-name="Standard">
      <style:text-properties fo:color="#ff0000" fo:font-weight="normal" officeooo:rsid="00411b57" officeooo:paragraph-rsid="00411b57" style:font-weight-asian="normal" style:font-weight-complex="normal"/>
    </style:style>
    <style:style style:name="P38" style:family="paragraph" style:parent-style-name="Standard">
      <style:text-properties fo:font-weight="bold" officeooo:rsid="001bb0b9" officeooo:paragraph-rsid="001bb0b9" style:font-weight-asian="bold" style:font-weight-complex="bold"/>
    </style:style>
    <style:style style:name="P39" style:family="paragraph" style:parent-style-name="Standard">
      <style:text-properties fo:font-weight="bold" officeooo:rsid="0035a409" officeooo:paragraph-rsid="0035a409" style:font-weight-asian="bold" style:font-weight-complex="bold"/>
    </style:style>
    <style:style style:name="P40" style:family="paragraph" style:parent-style-name="Standard">
      <style:text-properties fo:font-weight="normal" officeooo:rsid="00359b75" officeooo:paragraph-rsid="00359b75" style:font-weight-asian="normal" style:font-weight-complex="normal"/>
    </style:style>
    <style:style style:name="P41" style:family="paragraph" style:parent-style-name="Standard">
      <style:text-properties officeooo:rsid="00359b75" officeooo:paragraph-rsid="00359b75"/>
    </style:style>
    <style:style style:name="P42" style:family="paragraph" style:parent-style-name="Standard">
      <style:text-properties officeooo:rsid="0034f1c3" officeooo:paragraph-rsid="0034f1c3"/>
    </style:style>
    <style:style style:name="P43" style:family="paragraph" style:parent-style-name="Standard">
      <style:text-properties officeooo:rsid="001d7ae6" officeooo:paragraph-rsid="001d7ae6"/>
    </style:style>
    <style:style style:name="P44" style:family="paragraph" style:parent-style-name="Standard">
      <style:text-properties officeooo:rsid="003542f1" officeooo:paragraph-rsid="003542f1"/>
    </style:style>
    <style:style style:name="P45" style:family="paragraph" style:parent-style-name="Standard">
      <style:text-properties officeooo:rsid="0021da0a" officeooo:paragraph-rsid="0021da0a"/>
    </style:style>
    <style:style style:name="P46" style:family="paragraph" style:parent-style-name="Standard">
      <style:text-properties officeooo:rsid="00291c97" officeooo:paragraph-rsid="00291c97"/>
    </style:style>
    <style:style style:name="P47" style:family="paragraph" style:parent-style-name="Standard">
      <style:text-properties officeooo:rsid="0023f4be" officeooo:paragraph-rsid="0023f4be"/>
    </style:style>
    <style:style style:name="P48" style:family="paragraph" style:parent-style-name="Standard">
      <style:text-properties officeooo:rsid="001a0b55" officeooo:paragraph-rsid="003b626d"/>
    </style:style>
    <style:style style:name="T1" style:family="text">
      <style:text-properties officeooo:rsid="00131595"/>
    </style:style>
    <style:style style:name="T2" style:family="text">
      <style:text-properties officeooo:rsid="001b48c7"/>
    </style:style>
    <style:style style:name="T3" style:family="text">
      <style:text-properties officeooo:rsid="001bb0b9"/>
    </style:style>
    <style:style style:name="T4" style:family="text">
      <style:text-properties officeooo:rsid="001d7ae6"/>
    </style:style>
    <style:style style:name="T5" style:family="text">
      <style:text-properties officeooo:rsid="0021da0a"/>
    </style:style>
    <style:style style:name="T6" style:family="text">
      <style:text-properties officeooo:rsid="0022aaee"/>
    </style:style>
    <style:style style:name="T7" style:family="text">
      <style:text-properties fo:font-weight="normal" style:font-weight-asian="normal" style:font-weight-complex="normal"/>
    </style:style>
    <style:style style:name="T8" style:family="text">
      <style:text-properties fo:font-weight="normal" officeooo:rsid="0039845e"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4f1c3" style:font-weight-asian="bold" style:font-weight-complex="bold"/>
    </style:style>
    <style:style style:name="T11" style:family="text">
      <style:text-properties officeooo:rsid="0023f4be"/>
    </style:style>
    <style:style style:name="T12" style:family="text">
      <style:text-properties officeooo:rsid="0024ce7c"/>
    </style:style>
    <style:style style:name="T13" style:family="text">
      <style:text-properties officeooo:rsid="002b0c5a"/>
    </style:style>
    <style:style style:name="T14" style:family="text">
      <style:text-properties officeooo:rsid="002ccd52"/>
    </style:style>
    <style:style style:name="T15" style:family="text">
      <style:text-properties officeooo:rsid="003250bd"/>
    </style:style>
    <style:style style:name="T16" style:family="text">
      <style:text-properties officeooo:rsid="0034f1c3"/>
    </style:style>
    <style:style style:name="T17" style:family="text">
      <style:text-properties officeooo:rsid="00351ec3"/>
    </style:style>
    <style:style style:name="T18" style:family="text">
      <style:text-properties officeooo:rsid="003542f1"/>
    </style:style>
    <style:style style:name="T19" style:family="text">
      <style:text-properties officeooo:rsid="00359b75"/>
    </style:style>
    <style:style style:name="T20" style:family="text">
      <style:text-properties officeooo:rsid="0035a409"/>
    </style:style>
    <style:style style:name="T21" style:family="text">
      <style:text-properties officeooo:rsid="0035a9e6"/>
    </style:style>
    <style:style style:name="T22" style:family="text">
      <style:text-properties officeooo:rsid="00363851"/>
    </style:style>
    <style:style style:name="T23" style:family="text">
      <style:text-properties officeooo:rsid="0037db54"/>
    </style:style>
    <style:style style:name="T24" style:family="text">
      <style:text-properties officeooo:rsid="00392e55"/>
    </style:style>
    <style:style style:name="T25" style:family="text">
      <style:text-properties officeooo:rsid="0039845e"/>
    </style:style>
    <style:style style:name="T26" style:family="text">
      <style:text-properties officeooo:rsid="003b626d"/>
    </style:style>
    <style:style style:name="T27" style:family="text">
      <style:text-properties officeooo:rsid="003eb9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e Stuttgarter Schildkrötenverschwörun<text:span text:style-name="T27">g</text:span></text:p>
      <text:p text:style-name="P5">Ein Spiel für Verschwörungstheoretiker <text:span text:style-name="T1">und solche dies es werden wollen</text:span></text:p>
      <text:p text:style-name="P1"/>
      <text:p text:style-name="P2"/>
      <text:p text:style-name="P4"><text:span text:style-name="T15">O Besucher</text:span>! <text:span text:style-name="T14">Schön das ihr da seid. Ich bin Lore die Schildkröte. In meinem langen Leben habe ich viel von Stuttgart gesehen. Hier ist ja sooo viel passiert, die Stadt hat sich so sehr verändert. Ohh ich weiß noch damals, die Wappentier-Verschwörung. Das war eine schlimme Sache und so geheim, dass sie in keinem Geschichtsbuch erwähnt wird. Alles fing damit an, dass der Schwarze seine Beine erhob. Hmh, wie war denn das? Mein Gedächtnis ist nicht mehr das Beste, ich muss versuchen mich zu erinnern. Wir müssen an die Orte des Geschehens und die Erinnerungen vervollständigen. Fangen wir mit der Suche im Metropol an, da war ich früher öfters mal.</text:span></text:p>
      <text:p text:style-name="P36">Neues Schloss 1</text:p>
      <text:p text:style-name="P18"/>
      <text:p text:style-name="P18">→ gehe zum Metropol</text:p>
      <text:p text:style-name="P36">Neues Schloss 2</text:p>
      <text:p text:style-name="P6"/>
      <text:p text:style-name="P29">Ah damals hab ich <text:span text:style-name="T3">hier oft </text:span>das Tanzbein geschwungen. <text:span text:style-name="T16">Ich erinnere mich, 1950 war hier eine große Faschingsfeier:</text:span></text:p>
      <text:p text:style-name="P36">Metropol 1</text:p>
      <text:p text:style-name="P30"/>
      <text:p text:style-name="P30">#Video#</text:p>
      <text:p text:style-name="P30"/>
      <text:p text:style-name="P18"><text:span text:style-name="T9">We</text:span><text:span text:style-name="T10">lchen Beruf hat der Solotänzer?</text:span></text:p>
      <text:p text:style-name="P18"/>
      <text:p text:style-name="P18">Bauarbeiter, Polizist, <text:s/>Koch, Lehrer</text:p>
      <text:p text:style-name="P36">Frage Metropol</text:p>
      <text:p text:style-name="P16">Ah ja ein Koch war das, <text:span text:style-name="T24">ein Koch </text:span>war <text:span text:style-name="T17">T</text:span>eil der Verschwörung. <text:span text:style-name="T5">Aber da war noch ein anderer. Gehen wir mal in die Königsstraße, da gibt es so viel zu sehen, da fällt mir sicher was ein.</text:span></text:p>
      <text:p text:style-name="P36">Metropol 2</text:p>
      <text:p text:style-name="P19"/>
      <text:p text:style-name="P19">→ gehe <text:span text:style-name="T18">zum</text:span> Königsbau</text:p>
      <text:p text:style-name="P36">Metropol 3</text:p>
      <text:p text:style-name="P31"/>
      <text:p text:style-name="P31">Oh ist hier viel los. Aber damals da war hier noch viel mehr Verkehr:</text:p>
      <text:p text:style-name="P36">Königsbau 1</text:p>
      <text:p text:style-name="P31"/>
      <text:p text:style-name="P31">#Video#</text:p>
      <text:p text:style-name="P26"/>
      <text:p text:style-name="P8">Wer <text:span text:style-name="T18">oder Was</text:span> regelt den Verkehr?</text:p>
      <text:p text:style-name="P8"/>
      <text:p text:style-name="P26">Ampel, Polizist, Rauchzeichen, Rechts vor Links</text:p>
      <text:p text:style-name="P37">Frage Königsbau</text:p>
      <text:p text:style-name="P20"/>
      <text:p text:style-name="P20">Ah ja ein <text:span text:style-name="T13">Ordnungshüter</text:span>. <text:span text:style-name="T11">So einer war auch bei der Verschwörung dabei</text:span>. Nur gegen was haben die sich <text:span text:style-name="T19">v</text:span>erschworen? Moment das Schloss! <text:span text:style-name="T2">Das Schloss! Wir müssen zum Schloss!</text:span></text:p>
      <text:p text:style-name="P36">Königsbau 2</text:p>
      <text:p text:style-name="P18"/>
      <text:p text:style-name="P18">→ gehe zum Schloss</text:p>
      <text:p text:style-name="P36">Königsbau 3</text:p>
      <text:p text:style-name="P32"/>
      <text:p text:style-name="P32"><text:soft-page-break/>Es war eine Tragödie. So viel ging verloren...</text:p>
      <text:p text:style-name="P36">Schloss 1</text:p>
      <text:p text:style-name="P9"/>
      <text:p text:style-name="P9">Was <text:span text:style-name="T4">geschah mit</text:span> dem Schloss <text:span text:style-name="T19">im Jahr 1931</text:span>?</text:p>
      <text:p text:style-name="P9"/>
      <text:p text:style-name="P40">Brand, Erdbeben, Belagerung, Termitenfraß</text:p>
      <text:p text:style-name="P36">Frage Schloss</text:p>
      <text:p text:style-name="P36"/>
      <text:p text:style-name="P17">Ja das Schloss brannte lichterloh. Aber <text:span text:style-name="T4">wenn ich recht überlege,</text:span> hatte <text:span text:style-name="T4">der Brand </text:span>nichts mit der <text:span text:style-name="T6">V</text:span>erschwörung zu tun. <text:span text:style-name="T25">Es war so eine Hitze bei diesem Brand, genau wie am Tag der Verschwörung. Mmh wir waren schon so lange unterwegs. Wir könnten eine Pause machen und uns etwas Essbares besorgen. Wo gibt es denn eine gute Auswahl?</text:span></text:p>
      <text:p text:style-name="P36">Schloss 2</text:p>
      <text:p text:style-name="P35"/>
      <text:p text:style-name="P25">→ gehe zur Markthalle</text:p>
      <text:p text:style-name="P36">Schloss 3</text:p>
      <text:p text:style-name="P36"/>
      <text:p text:style-name="P21">Ja ja alles wird immer teurer. <text:span text:style-name="T20">Ich weiß noch, wie eine Dose Gemüse 2.50 DM kostete. Aber was war da noch mal drin?</text:span></text:p>
      <text:p text:style-name="P36">Markthalle 1</text:p>
      <text:p text:style-name="P11"/>
      <text:p text:style-name="P11">W<text:span text:style-name="T21">elches Gemüse</text:span> befindet sich in den Dosen für 2.50 DM?</text:p>
      <text:p text:style-name="P11"/>
      <text:p text:style-name="P27"><text:span text:style-name="T21">Spinat</text:span>, <text:span text:style-name="T21">Kohlrabi, Brokkoli</text:span>, Rosenkohl</text:p>
      <text:p text:style-name="P37">Frage Markthalle</text:p>
      <text:p text:style-name="P37"/>
      <text:p text:style-name="P21"><text:span text:style-name="T7">Ah, 2.50 DM für eine Dose Kohl, das waren noch Zeiten! Kohl, Kohl, da war doch was? Helmut Kohl? Nein. Aber dieser Maler, der hieß Kohl </text:span><text:span text:style-name="T8">und e</text:span><text:span text:style-name="T3">r hat das ganze bildlich für die Ewigkeit festgehalten. </text:span>Aber da war noch ein Dritter, <text:s/><text:span text:style-name="T25">der hatte etwas mit einem Brunnen zu tun. Wo war der noch mal? Oh ich erinnere mich, in der Geißstraße.</text:span></text:p>
      <text:p text:style-name="P36">Markthalle 2</text:p>
      <text:p text:style-name="P36"/>
      <text:p text:style-name="P25">→ gehe <text:span text:style-name="T22">in die Geißstraße 13</text:span></text:p>
      <text:p text:style-name="P36">Markthalle 3</text:p>
      <text:p text:style-name="P25"/>
      <text:p text:style-name="P33">Ah da ist ja der Brunnen. Stimmt, der dritte Verschwörer hieß wie die Brunnenfigur.</text:p>
      <text:p text:style-name="P36">Brunnen 1</text:p>
      <text:p text:style-name="P36"/>
      <text:p text:style-name="P10">Wie heißt die Figur aus diesem Märchen?</text:p>
      <text:p text:style-name="P10"/>
      <text:p text:style-name="P28">Hans, Fritz, Günther, Ernst</text:p>
      <text:p text:style-name="P36">Frage Brunnen</text:p>
      <text:p text:style-name="P36"/>
      <text:p text:style-name="P22">Hans. Stimmt, der dritte <text:span text:style-name="T25">Mann</text:span> hieß wie dieser Hans im Glück. <text:span text:style-name="T25">Uhh, mir tun die Füße weh! Ich bin mal vom Pferd gefallen, das hat richtig weh getan. Vom Pferd gefallen! Moment, jetzt fällt mir alles wieder ein. </text:span></text:p>
      <text:p text:style-name="P36">Brunnen 2</text:p>
      <text:p text:style-name="P36"/>
      <text:p text:style-name="P14">Es gab einen Wettbewerb, für das Stuttgarter Wappentier. Der <text:span text:style-name="T13">Ordnungshüter</text:span>, der Koch und der Hans bildeten die Jury. Kohl der Maler sollte den Gewinner <text:span text:style-name="T25">auf Leinwand </text:span>verewigen. Ich wollte als <text:soft-page-break/>reitende Schildkröte d<text:span text:style-name="T25">en Sieg einheimsen und in die Geschichte Stuttgarts eingehen</text:span>. <text:span text:style-name="T26">Monatelang hatte ich mein Pferd dressiert, alles für diesen einen Moment. </text:span>Aber dann passierte <text:span text:style-name="T25">es</text:span>:</text:p>
      <text:p text:style-name="P36">Lösung 1</text:p>
      <text:p text:style-name="P23"><text:span text:style-name="T9"/></text:p>
      <text:p text:style-name="P23"><text:span text:style-name="T9">Comic: </text:span>Pferd bäumt sich auf und Schildkröte fällt herunter. Maler malt nur das Pferd.</text:p>
      <text:p text:style-name="P23"/>
      <text:p text:style-name="P23"/>
      <text:p text:style-name="P24">Den ganzen Tag lag ich auf dem Rücken, bis am Abend endlich jemand kam, der mich wieder <text:span text:style-name="T23">auf die Füße gestellt </text:span>hat. So <text:span text:style-name="T25">gewann d</text:span>as <text:span text:style-name="T25">Ross alleine den Wettbewerb, i</text:span>ch wurde einfach übersehen <text:span text:style-name="T25">und alles war vergebens. </text:span>Eine <text:span text:style-name="T23">arglistige </text:span>Verschwörung gegen <text:span text:style-name="T26">mich, </text:span>die reitende Schildkröte. <text:span text:style-name="T23">Eigentlich sollte ich im Wappen sein. Wer weiß, wenn alles anders gekommen wäre, würde Stuttgart heute vielleicht Schildgart heißen.Aber die Geschichte wollte es nicht so.</text:span></text:p>
      <text:p text:style-name="P36">Lösung 2</text:p>
      <text:p text:style-name="P15"/>
      <text:p text:style-name="P15"><text:span text:style-name="T12">Ja s</text:span>o war das damals. <text:span text:style-name="T26">Die gute alte Zeit… So viele schöne Erinnerungen. Danke für eure Gesellschaft! Ich kenne noch so viele Anekdoten über Stuttgart. Ähm … na ja die erzähl ich euch ein andermal.</text:span></text:p>
      <text:p text:style-name="P36">Lösung 3</text:p>
      <text:p text:style-name="P36"/>
      <text:p text:style-name="P19">Du hast <text:span text:style-name="T12">(Zeit) </text:span>gebraucht. Toll!<text:span text:style-name="T23">s</text:span></text:p>
      <text:p text:style-name="P19"/>
      <text:p text:style-name="P19"/>
      <text:p text:style-name="P19"/>
      <text:p text:style-name="P19"/>
      <text:p text:style-name="P13"/>
      <text:p text:style-name="P1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11:34:21.005110543</meta:creation-date>
    <dc:date>2017-06-17T22:36:45.650990907</dc:date>
    <meta:editing-duration>PT4H12M26S</meta:editing-duration>
    <meta:editing-cycles>32</meta:editing-cycles>
    <meta:generator>LibreOffice/5.3.2.2$Linux_X86_64 LibreOffice_project/6cd4f1ef626f15116896b1d8e1398b56da0d0ee1</meta:generator>
    <meta:document-statistic meta:table-count="0" meta:image-count="0" meta:object-count="0" meta:page-count="3" meta:paragraph-count="59" meta:word-count="734" meta:character-count="4311" meta:non-whitespace-character-count="3633"/>
  </office:meta>
</office:document-meta>
</file>